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 style:writing-mode="lr-tb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 style:writing-mode="lr-tb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 style:writing-mode="lr-tb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 style:writing-mode="lr-tb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 style:writing-mode="lr-tb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 style:list-style-name="WWNum1">
      <style:paragraph-properties fo:margin-left="0cm" fo:margin-right="0cm" fo:text-indent="0cm" style:auto-text-indent="false"/>
    </style:style>
    <style:style style:name="P6" style:family="paragraph" style:parent-style-name="Standard" style:list-style-name="WWNum2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padding="0cm" fo:border-left="none" fo:border-right="none" fo:border-top="none" fo:border-bottom="0.053cm solid #000001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9" style:family="paragraph" style:parent-style-name="Standard" style:list-style-name="WWNum3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0" style:family="paragraph" style:parent-style-name="Standard" style:list-style-name="WWNum4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1" style:family="paragraph" style:parent-style-name="Standard" style:list-style-name="WWNum5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2" style:family="paragraph" style:parent-style-name="Standard" style:list-style-name="WWNum6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3" style:family="paragraph" style:parent-style-name="Standard" style:list-style-name="WWNum7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4" style:family="paragraph" style:parent-style-name="Standard" style:list-style-name="WWNum8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style:text-position="0% 100%" fo:font-size="11pt" fo:language="en" fo:country="PH" style:font-size-asian="11pt" style:font-size-complex="11pt"/>
    </style:style>
    <style:style style:name="T7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3801391613464804428" text:style-name="WWNum1">
        <text:list-item>
          <text:p text:style-name="P5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P3"><text:span text:style-name="T4">&lt;h1 style=”background-color:red”&gt;Hello&lt;/h1&gt;</text:span></text:p>
            <text:p text:style-name="P3"><text:span text:style-name="T7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P3"><text:span text:style-name="T4">&lt;small style=”background:blue;height:20px”&gt;Hi&lt;/h1&gt;</text:span></text:p>
            <text:p text:style-name="P3"><text:span text:style-name="T7">The 20px height did not reflect on the element</text:span></text:p>
          </table:table-cell>
        </table:table-row>
      </table:table>
      <text:p text:style-name="P8"/>
      <text:p text:style-name="P7"><text:span text:style-name="T2">Tip: You can use the background or border properties to outline elements. For padding and margins, use your browser’s developer tool. </text:span></text:p>
      <text:p text:style-name="P8"/>
      <text:p text:style-name="P8"/>
      <text:p text:style-name="P1"/>
      <text:list xml:id="list1858641744977719814" text:style-name="WWNum2">
        <text:list-item>
          <text:p text:style-name="P6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3566364799874693749" text:style-name="WWNum3">
              <text:list-item>
                <text:p text:style-name="P9"><text:span text:style-name="T2">strong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trong&gt;Hello world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5743461" text:continue-numbering="true" text:style-name="WWNum3">
              <text:list-item>
                <text:p text:style-name="P9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input type="password" name=""&gt;</text:span></text:p>
          </table:table-cell>
        </table:table-row>
        <table:table-row table:style-name="Table3.1">
          <table:table-cell table:style-name="Table3.A2" office:value-type="string">
            <text:list xml:id="list35719386" text:continue-numbering="true" text:style-name="WWNum3">
              <text:list-item>
                <text:p text:style-name="P9"><text:span text:style-name="T2">h1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<text:span text:style-name="T4">&lt;h1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5742556" text:continue-numbering="true" text:style-name="WWNum3">
              <text:list-item>
                <text:p text:style-name="P9"><text:span text:style-name="T2">s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5729955" text:continue-numbering="true" text:style-name="WWNum3">
              <text:list-item>
                <text:p text:style-name="P9"><text:span text:style-name="T2">form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form style="background-color: yellow"&gt; Hello&lt;/form&gt;</text:p>
          </table:table-cell>
        </table:table-row>
        <table:table-row table:style-name="Table3.1">
          <table:table-cell table:style-name="Table3.A2" office:value-type="string">
            <text:list xml:id="list35720344" text:continue-numbering="true" text:style-name="WWNum3">
              <text:list-item>
                <text:p text:style-name="P9"><text:span text:style-name="T2">blockquote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blockquote style="background-color: yellow"&gt;</text:p>
            <text:p text:style-name="P4"><text:tab/><text:tab/><text:tab/>This is a block quote</text:p>
            <text:p text:style-name="P4"><text:tab/><text:tab/><text:tab/>&lt;/blockquote&gt;</text:p>
          </table:table-cell>
        </table:table-row>
        <table:table-row table:style-name="Table3.1">
          <table:table-cell table:style-name="Table3.A2" office:value-type="string">
            <text:list xml:id="list35734474" text:continue-numbering="true" text:style-name="WWNum3">
              <text:list-item>
                <text:p text:style-name="P9"><text:span text:style-name="T2">abbr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4">&lt;abbr style="background-color: red"&gt;Abbreviation is a inline type&lt;/abbr&gt;</text:p>
          </table:table-cell>
        </table:table-row>
        <table:table-row table:style-name="Table3.1">
          <table:table-cell table:style-name="Table3.A2" office:value-type="string">
            <text:list xml:id="list35731888" text:continue-numbering="true" text:style-name="WWNum3">
              <text:list-item>
                <text:p text:style-name="P9"><text:span text:style-name="T2">h4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h4 style="background-color: green"&gt;This is a block element&lt;/h4&gt;</text:p>
          </table:table-cell>
        </table:table-row>
        <table:table-row table:style-name="Table3.1">
          <table:table-cell table:style-name="Table3.A2" office:value-type="string">
            <text:list xml:id="list35715075" text:continue-numbering="true" text:style-name="WWNum3">
              <text:list-item>
                <text:p text:style-name="P9"><text:span text:style-name="T2">nav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h4 style="background-color: green"&gt;This is a block element&lt;/h4&gt;</text:p>
            <text:p text:style-name="P4"><text:soft-page-break/></text:p>
            <text:p text:style-name="P4"><text:tab/><text:tab/>&lt;nav style="background-color: red"&gt;</text:p>
            <text:p text:style-name="P4"><text:tab/><text:tab/>&lt;a href="/html/"&gt;HTML&lt;/a&gt; |</text:p>
            <text:p text:style-name="P4"><text:tab/><text:tab/>&lt;a href="/css/"&gt;CSS&lt;/a&gt; |</text:p>
            <text:p text:style-name="P4"/>
            <text:p text:style-name="P4"><text:tab/><text:tab/>&lt;/nav&gt;</text:p>
          </table:table-cell>
        </table:table-row>
      </table:table>
      <text:p text:style-name="P1"/>
      <text:list xml:id="list35734965" text:continue-list="list1858641744977719814" text:style-name="WWNum2">
        <text:list-item>
          <text:p text:style-name="P6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8868005578188016931" text:style-name="WWNum4">
              <text:list-item>
                <text:p text:style-name="P10"><text:span text:style-name="T2">h2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3"><text:span text:style-name="T4">&lt;h2 style="width: 50px;"&gt;I am a header 2&lt;/h2&gt;</text:span></text:p>
          </table:table-cell>
        </table:table-row>
        <table:table-row table:style-name="Table4.1">
          <table:table-cell table:style-name="Table4.A1" office:value-type="string">
            <text:list xml:id="list35735701" text:continue-numbering="true" text:style-name="WWNum4">
              <text:list-item>
                <text:p text:style-name="P10"><text:span text:style-name="T2">em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3"><text:span text:style-name="T4">&lt;em style="width: 50px;"&gt;Hello world&lt;/em&gt; How are you?</text:span></text:p>
          </table:table-cell>
        </table:table-row>
        <table:table-row table:style-name="Table4.1">
          <table:table-cell table:style-name="Table4.A1" office:value-type="string">
            <text:list xml:id="list35727941" text:continue-numbering="true" text:style-name="WWNum4">
              <text:list-item>
                <text:p text:style-name="P10"><text:span text:style-name="T2">ins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s style="width:80px; background-color: yellow; padding-right:20px; padding-top:20px; <text:s/>"&gt;Inserted tag&lt;/ins&gt;</text:p>
          </table:table-cell>
        </table:table-row>
        <table:table-row table:style-name="Table4.1">
          <table:table-cell table:style-name="Table4.A1" office:value-type="string">
            <text:list xml:id="list35716026" text:continue-numbering="true" text:style-name="WWNum4">
              <text:list-item>
                <text:p text:style-name="P10"><text:span text:style-name="T2">sup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sup {</text:p>
            <text:p text:style-name="P4"><text:tab/>width:80px; </text:p>
            <text:p text:style-name="P4"><text:tab/>background-color: yellow; </text:p>
            <text:p text:style-name="P4"><text:tab/>padding-right:20px; </text:p>
            <text:p text:style-name="P4"><text:tab/>padding-top:10px;</text:p>
            <text:p text:style-name="P4"><text:tab/>border:1px solid;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5734398" text:continue-numbering="true" text:style-name="WWNum4">
              <text:list-item>
                <text:p text:style-name="P10"><text:span text:style-name="T2">li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ul {</text:p>
            <text:p text:style-name="P4"><text:tab/>width:80px; </text:p>
            <text:p text:style-name="P4"><text:tab/>list-style-type: none;</text:p>
            <text:p text:style-name="P4">}</text:p>
            <text:p text:style-name="P4"/>
            <text:p text:style-name="P4">li {</text:p>
            <text:p text:style-name="P4"><text:tab/>background-color: green;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5723449" text:continue-numbering="true" text:style-name="WWNum4">
              <text:list-item>
                <text:p text:style-name="P10"><text:span text:style-name="T2">dl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dl {</text:p>
            <text:p text:style-name="P4"><text:tab/>width:80px;</text:p>
            <text:p text:style-name="P4"><text:tab/>background-color: red; <text:s/>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5729574" text:continue-numbering="true" text:style-name="WWNum4">
              <text:list-item>
                <text:p text:style-name="P10"><text:span text:style-name="T2">input (email)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input[type=email] {</text:p>
            <text:p text:style-name="P4"><text:tab/>width:80px;</text:p>
            <text:p text:style-name="P4"><text:tab/>background-color: yellow;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5719792" text:continue-numbering="true" text:style-name="WWNum4">
              <text:list-item>
                <text:p text:style-name="P10"><text:span text:style-name="T2">select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select {</text:p>
            <text:p text:style-name="P4"><text:tab/>width:80px;</text:p>
            <text:p text:style-name="P4"><text:tab/>background-color: green;</text:p>
            <text:p text:style-name="P4"><text:tab/>border-style: solid; 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5725071" text:continue-numbering="true" text:style-name="WWNum4">
              <text:list-item>
                <text:p text:style-name="P10"><text:span text:style-name="T2">footer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footer {</text:p>
            <text:p text:style-name="P4"><text:soft-page-break/><text:tab/>width:50px;</text:p>
            <text:p text:style-name="P4"><text:tab/>background-color: brown;</text:p>
            <text:p text:style-name="P4"><text:tab/>border-style: solid; </text:p>
            <text:p text:style-name="P4">}</text:p>
          </table:table-cell>
        </table:table-row>
      </table:table>
      <text:p text:style-name="P1"/>
      <text:p text:style-name="P1"/>
      <text:p text:style-name="P1"/>
      <text:p text:style-name="P15"/>
      <text:list xml:id="list35727158" text:continue-list="list35734965" text:style-name="WWNum2">
        <text:list-item>
          <text:p text:style-name="P6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3415742317541557176" text:style-name="WWNum5">
              <text:list-item>
                <text:p text:style-name="P11"><text:span text:style-name="T2">header</text:span></text:p>
              </text:list-item>
            </text:list>
          </table:table-cell>
          <table:table-cell table:style-name="Table5.A1" office:value-type="string">
            <text:p text:style-name="P4">Block-level</text:p>
          </table:table-cell>
          <table:table-cell table:style-name="Table5.A1" office:value-type="string">
            <text:p text:style-name="P4">header {</text:p>
            <text:p text:style-name="P4"><text:tab/>height: 18px;</text:p>
            <text:p text:style-name="P4"><text:tab/>background-color: lavender;</text:p>
            <text:p text:style-name="P4"><text:tab/>border-style: solid; </text:p>
            <text:p text:style-name="P4"/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5715309" text:continue-numbering="true" text:style-name="WWNum5">
              <text:list-item>
                <text:p text:style-name="P11"><text:span text:style-name="T2">span</text:span></text:p>
              </text:list-item>
            </text:list>
          </table:table-cell>
          <table:table-cell table:style-name="Table5.A1" office:value-type="string">
            <text:p text:style-name="P4">Inline-level</text:p>
          </table:table-cell>
          <table:table-cell table:style-name="Table5.A1" office:value-type="string">
            <text:p text:style-name="P4">span {</text:p>
            <text:p text:style-name="P4"><text:tab/>height: 25px;</text:p>
            <text:p text:style-name="P4"><text:tab/>background-color: pink;</text:p>
            <text:p text:style-name="P4"><text:tab/>border-style: solid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5737780" text:continue-numbering="true" text:style-name="WWNum5">
              <text:list-item>
                <text:p text:style-name="P11"><text:span text:style-name="T2">a</text:span></text:p>
              </text:list-item>
            </text:list>
          </table:table-cell>
          <table:table-cell table:style-name="Table5.A1" office:value-type="string">
            <text:p text:style-name="P4">Inline-level</text:p>
          </table:table-cell>
          <table:table-cell table:style-name="Table5.A1" office:value-type="string">
            <text:p text:style-name="P4">a {</text:p>
            <text:p text:style-name="P4"><text:tab/>height: 25px;</text:p>
            <text:p text:style-name="P4"><text:tab/>background-color: grey;</text:p>
            <text:p text:style-name="P4"><text:tab/>border-style: solid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5717197" text:continue-numbering="true" text:style-name="WWNum5">
              <text:list-item>
                <text:p text:style-name="P11"><text:span text:style-name="T2">button</text:span></text:p>
              </text:list-item>
            </text:list>
          </table:table-cell>
          <table:table-cell table:style-name="Table5.A1" office:value-type="string">
            <text:p text:style-name="P4">Inline-level</text:p>
          </table:table-cell>
          <table:table-cell table:style-name="Table5.A1" office:value-type="string">
            <text:p text:style-name="P4">button {</text:p>
            <text:p text:style-name="P4"><text:tab/>height: 80px;</text:p>
            <text:p text:style-name="P4"><text:tab/>background-color: pink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5730347" text:continue-numbering="true" text:style-name="WWNum5">
              <text:list-item>
                <text:p text:style-name="P11"><text:span text:style-name="T2">img</text:span></text:p>
              </text:list-item>
            </text:list>
          </table:table-cell>
          <table:table-cell table:style-name="Table5.A1" office:value-type="string">
            <text:p text:style-name="P4">Inline-level</text:p>
          </table:table-cell>
          <table:table-cell table:style-name="Table5.A1" office:value-type="string">
            <text:p text:style-name="P4">img {</text:p>
            <text:p text:style-name="P4"><text:tab/>height: 80px;</text:p>
            <text:p text:style-name="P4"><text:tab/>border-color: red;</text:p>
            <text:p text:style-name="P4"><text:tab/>background-color: yellow;</text:p>
            <text:p text:style-name="P4"><text:tab/>border:3px;</text:p>
            <text:p text:style-name="P4"/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5741258" text:continue-numbering="true" text:style-name="WWNum5">
              <text:list-item>
                <text:p text:style-name="P11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4">Block-level</text:p>
            <text:p text:style-name="P4"/>
          </table:table-cell>
          <table:table-cell table:style-name="Table5.A1" office:value-type="string">
            <text:p text:style-name="P4">input[type=checkbox] {</text:p>
            <text:p text:style-name="P4"><text:tab/>height:80px;</text:p>
            <text:p text:style-name="P4"><text:tab/>background-color: yellow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5729086" text:continue-numbering="true" text:style-name="WWNum5">
              <text:list-item>
                <text:p text:style-name="P11"><text:span text:style-name="T2">sub</text:span></text:p>
              </text:list-item>
            </text:list>
          </table:table-cell>
          <table:table-cell table:style-name="Table5.A1" office:value-type="string">
            <text:p text:style-name="P4">Inline-level</text:p>
          </table:table-cell>
          <table:table-cell table:style-name="Table5.A1" office:value-type="string">
            <text:p text:style-name="P4">sub{</text:p>
            <text:p text:style-name="P4"><text:tab/>height: 90px;</text:p>
            <text:p text:style-name="P4"><text:tab/>background-color: yellow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5729694" text:continue-numbering="true" text:style-name="WWNum5">
              <text:list-item>
                <text:p text:style-name="P11"><text:span text:style-name="T2">fieldset</text:span></text:p>
              </text:list-item>
            </text:list>
          </table:table-cell>
          <table:table-cell table:style-name="Table5.A1" office:value-type="string">
            <text:p text:style-name="P4">Block-level</text:p>
          </table:table-cell>
          <table:table-cell table:style-name="Table5.A1" office:value-type="string">
            <text:p text:style-name="P4">fieldset {</text:p>
            <text:p text:style-name="P4"><text:tab/>height: 90px;</text:p>
            <text:p text:style-name="P4"><text:tab/>background-color: pink;</text:p>
            <text:p text:style-name="P4"><text:soft-page-break/>}</text:p>
          </table:table-cell>
        </table:table-row>
      </table:table>
      <text:p text:style-name="P1"/>
      <text:p text:style-name="P1"/>
      <text:list xml:id="list35741882" text:continue-list="list35727158" text:style-name="WWNum2">
        <text:list-item>
          <text:p text:style-name="P6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8832723460342208397" text:style-name="WWNum6">
              <text:list-item>
                <text:p text:style-name="P12"><text:span text:style-name="T2">h5</text:span>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4">h5 {</text:p>
            <text:p text:style-name="P4"><text:tab/>width: 50px;</text:p>
            <text:p text:style-name="P4"><text:tab/>background-color: green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5731422" text:continue-numbering="true" text:style-name="WWNum6">
              <text:list-item>
                <text:p text:style-name="P12"><text:span text:style-name="T2">q</text:span></text:p>
              </text:list-item>
            </text:list>
          </table:table-cell>
          <table:table-cell table:style-name="Table6.A1" office:value-type="string">
            <text:p text:style-name="P4">Inline-level</text:p>
          </table:table-cell>
          <table:table-cell table:style-name="Table6.A1" office:value-type="string">
            <text:p text:style-name="P4">q {</text:p>
            <text:p text:style-name="P4"><text:tab/>height: 25px;</text:p>
            <text:p text:style-name="P4"><text:tab/>background-color: lightgreen;</text:p>
            <text:p text:style-name="P4"><text:tab/>border-style: solid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5725815" text:continue-numbering="true" text:style-name="WWNum6">
              <text:list-item>
                <text:p text:style-name="P12"><text:span text:style-name="T2">del</text:span></text:p>
              </text:list-item>
            </text:list>
          </table:table-cell>
          <table:table-cell table:style-name="Table6.A1" office:value-type="string">
            <text:p text:style-name="P4">Inline-level</text:p>
          </table:table-cell>
          <table:table-cell table:style-name="Table6.A1" office:value-type="string">
            <text:p text:style-name="P4">del {</text:p>
            <text:p text:style-name="P4"><text:tab/>color: blue;</text:p>
            <text:p text:style-name="P4"><text:tab/>background-color: pink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5746006" text:continue-numbering="true" text:style-name="WWNum6">
              <text:list-item>
                <text:p text:style-name="P12"><text:span text:style-name="T2">aside</text:span></text:p>
              </text:list-item>
            </text:list>
          </table:table-cell>
          <table:table-cell table:style-name="Table6.A1" office:value-type="string">
            <text:p text:style-name="P4">Inline-level</text:p>
          </table:table-cell>
          <table:table-cell table:style-name="Table6.A1" office:value-type="string">
            <text:p text:style-name="P4">aside {</text:p>
            <text:p text:style-name="P4"><text:tab/>width: 25px;</text:p>
            <text:p text:style-name="P4"><text:tab/>background-color: yellow;</text:p>
            <text:p text:style-name="P4"><text:tab/>border-style: solid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5719605" text:continue-numbering="true" text:style-name="WWNum6">
              <text:list-item>
                <text:p text:style-name="P12"><text:span text:style-name="T2">figure</text:span></text:p>
              </text:list-item>
            </text:list>
          </table:table-cell>
          <table:table-cell table:style-name="Table6.A1" office:value-type="string">
            <text:p text:style-name="P4">Inline-level</text:p>
          </table:table-cell>
          <table:table-cell table:style-name="Table6.A1" office:value-type="string">
            <text:p text:style-name="P4">figure {</text:p>
            <text:p text:style-name="P4"><text:tab/>width: 38px;</text:p>
            <text:p text:style-name="P4"><text:tab/>background-color: red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5743699" text:continue-numbering="true" text:style-name="WWNum6">
              <text:list-item>
                <text:p text:style-name="P12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4">input[type=submit] {</text:p>
            <text:p text:style-name="P4"><text:tab/>width: 80px;</text:p>
            <text:p text:style-name="P4"><text:tab/>background-color: green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5743674" text:continue-numbering="true" text:style-name="WWNum6">
              <text:list-item>
                <text:p text:style-name="P12"><text:span text:style-name="T2">h3</text:span>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4">h3 {</text:p>
            <text:p text:style-name="P4"><text:tab/>width: 90px;</text:p>
            <text:p text:style-name="P4"><text:tab/>background-color: yellow;</text:p>
            <text:p text:style-name="P4">}</text:p>
          </table:table-cell>
        </table:table-row>
        <table:table-row table:style-name="Table6.1">
          <table:table-cell table:style-name="Table6.A1" office:value-type="string">
            <text:list xml:id="list35724274" text:continue-numbering="true" text:style-name="WWNum6">
              <text:list-item>
                <text:p text:style-name="P12"><text:span text:style-name="T2">small</text:span></text:p>
              </text:list-item>
            </text:list>
          </table:table-cell>
          <table:table-cell table:style-name="Table6.A1" office:value-type="string">
            <text:p text:style-name="P4">Inline-level</text:p>
          </table:table-cell>
          <table:table-cell table:style-name="Table6.A1" office:value-type="string">
            <text:p text:style-name="P4">small {</text:p>
            <text:p text:style-name="P4"><text:tab/>width: 60px;</text:p>
            <text:p text:style-name="P4"><text:tab/>background-color: grey;</text:p>
            <text:p text:style-name="P4">}</text:p>
          </table:table-cell>
        </table:table-row>
      </table:table>
      <text:p text:style-name="P1"/>
      <text:p text:style-name="P15"/>
      <text:list xml:id="list35724147" text:continue-list="list35741882" text:style-name="WWNum2">
        <text:list-item>
          <text:p text:style-name="P6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4754210291605861885" text:style-name="WWNum7">
              <text:list-item>
                <text:p text:style-name="P13"><text:span text:style-name="T2">h6</text:span>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>&lt;h6 style="padding: 30px; background-color: pink;"&gt;With padding&lt;/h6&gt;</text:p>
          </table:table-cell>
        </table:table-row>
        <table:table-row table:style-name="Table7.1">
          <table:table-cell table:style-name="Table7.A1" office:value-type="string">
            <text:list xml:id="list35741862" text:continue-numbering="true" text:style-name="WWNum7">
              <text:list-item>
                <text:p text:style-name="P13"><text:span text:style-name="T2">ol</text:span>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>&lt;ol style="padding: 30px; background-color: pink;""&gt;</text:p>
            <text:p text:style-name="P4"><text:tab/><text:tab/><text:tab/>&lt;li&gt;Inline&lt;/li&gt;</text:p>
            <text:p text:style-name="P4"><text:soft-page-break/><text:tab/><text:tab/><text:tab/>&lt;li&gt;BLock&lt;/li&gt;</text:p>
            <text:p text:style-name="P4"><text:tab/><text:tab/>&lt;/ol&gt;</text:p>
          </table:table-cell>
        </table:table-row>
        <table:table-row table:style-name="Table7.1">
          <table:table-cell table:style-name="Table7.A1" office:value-type="string">
            <text:list xml:id="list35732828" text:continue-numbering="true" text:style-name="WWNum7">
              <text:list-item>
                <text:p text:style-name="P13"><text:span text:style-name="T2">hr</text:span>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>hr {</text:p>
            <text:p text:style-name="P4"><text:tab/>padding:20px;</text:p>
            <text:p text:style-name="P4"><text:tab/>background-color: grey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5716105" text:continue-numbering="true" text:style-name="WWNum7">
              <text:list-item>
                <text:p text:style-name="P13"><text:span text:style-name="T2">p</text:span></text:p>
              </text:list-item>
            </text:list>
          </table:table-cell>
          <table:table-cell table:style-name="Table7.A1" office:value-type="string">
            <text:p text:style-name="P4">Inline-level</text:p>
          </table:table-cell>
          <table:table-cell table:style-name="Table7.A1" office:value-type="string">
            <text:p text:style-name="P4">p{</text:p>
            <text:p text:style-name="P4"><text:tab/>padding:20px;</text:p>
            <text:p text:style-name="P4"><text:tab/>background-color: grey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5746948" text:continue-numbering="true" text:style-name="WWNum7">
              <text:list-item>
                <text:p text:style-name="P13"><text:span text:style-name="T2">div</text:span>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>div {</text:p>
            <text:p text:style-name="P4"><text:tab/>padding:30px;</text:p>
            <text:p text:style-name="P4"><text:tab/>background-color: 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5722433" text:continue-numbering="true" text:style-name="WWNum7">
              <text:list-item>
                <text:p text:style-name="P13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>input[type=number] {</text:p>
            <text:p text:style-name="P4"><text:tab/>padding:80px;</text:p>
            <text:p text:style-name="P4"><text:tab/>background-color: green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5742058" text:continue-numbering="true" text:style-name="WWNum7">
              <text:list-item>
                <text:p text:style-name="P13"><text:span text:style-name="T2">ul</text:span>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><text:bookmark text:name="_GoBack"/>ul {</text:p>
            <text:p text:style-name="P4"><text:tab/>padding: 80px; </text:p>
            <text:p text:style-name="P4"><text:tab/>list-style-type: none;</text:p>
            <text:p text:style-name="P4"><text:tab/>background-color: white;</text:p>
            <text:p text:style-name="P4">}</text:p>
          </table:table-cell>
        </table:table-row>
        <table:table-row table:style-name="Table7.1">
          <table:table-cell table:style-name="Table7.A1" office:value-type="string">
            <text:list xml:id="list35738622" text:continue-numbering="true" text:style-name="WWNum7">
              <text:list-item>
                <text:p text:style-name="P13"><text:span text:style-name="T2">table</text:span>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5"/>
      <text:list xml:id="list35721351" text:continue-list="list35724147" text:style-name="WWNum2">
        <text:list-item>
          <text:p text:style-name="P6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2125911330866135453" text:style-name="WWNum8">
              <text:list-item>
                <text:p text:style-name="P14"><text:span text:style-name="T2">dt</text:span></text:p>
              </text:list-item>
            </text:list>
          </table:table-cell>
          <table:table-cell table:style-name="Table8.A2" office:value-type="string">
            <text:p text:style-name="P4">Inline-level</text:p>
          </table:table-cell>
          <table:table-cell table:style-name="Table8.A2" office:value-type="string">
            <text:p text:style-name="P4">dt {</text:p>
            <text:p text:style-name="P4"><text:tab/>margin: 15px;</text:p>
            <text:p text:style-name="P4"><text:tab/>background-color: red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5718227" text:continue-numbering="true" text:style-name="WWNum8">
              <text:list-item>
                <text:p text:style-name="P14"><text:span text:style-name="T2">dd</text:span></text:p>
              </text:list-item>
            </text:list>
          </table:table-cell>
          <table:table-cell table:style-name="Table8.A2" office:value-type="string">
            <text:p text:style-name="P4">Inline-level</text:p>
          </table:table-cell>
          <table:table-cell table:style-name="Table8.A2" office:value-type="string">
            <text:p text:style-name="P4">dd {</text:p>
            <text:p text:style-name="P4"><text:tab/>margin: 15px;</text:p>
            <text:p text:style-name="P4"><text:tab/>background-color: yellow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5732019" text:continue-numbering="true" text:style-name="WWNum8">
              <text:list-item>
                <text:p text:style-name="P14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-level</text:p>
          </table:table-cell>
          <table:table-cell table:style-name="Table8.A2" office:value-type="string">
            <text:p text:style-name="P4">input[type=radio] {</text:p>
            <text:p text:style-name="P4"><text:tab/>margin:80px;</text:p>
            <text:p text:style-name="P4"><text:tab/>background-color: green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5716219" text:continue-numbering="true" text:style-name="WWNum8">
              <text:list-item>
                <text:p text:style-name="P14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-level</text:p>
          </table:table-cell>
          <table:table-cell table:style-name="Table8.A2" office:value-type="string">
            <text:p text:style-name="P4">textarea {</text:p>
            <text:p text:style-name="P4"><text:tab/>margin:80px;</text:p>
            <text:p text:style-name="P4"><text:tab/>background-color: grey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5717847" text:continue-numbering="true" text:style-name="WWNum8">
              <text:list-item>
                <text:p text:style-name="P14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-level</text:p>
          </table:table-cell>
          <table:table-cell table:style-name="Table8.A2" office:value-type="string">
            <text:p text:style-name="P4">input[type=text] {</text:p>
            <text:p text:style-name="P4"><text:tab/>margin:35px;</text:p>
            <text:p text:style-name="P4"><text:tab/>background-color: green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5741016" text:continue-numbering="true" text:style-name="WWNum8">
              <text:list-item>
                <text:p text:style-name="P14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-level</text:p>
          </table:table-cell>
          <table:table-cell table:style-name="Table8.A2" office:value-type="string">
            <text:p text:style-name="P4">input[type=file] {</text:p>
            <text:p text:style-name="P4"><text:soft-page-break/><text:tab/>margin:40px;</text:p>
            <text:p text:style-name="P4"><text:tab/>background-color: yellow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5734918" text:continue-numbering="true" text:style-name="WWNum8">
              <text:list-item>
                <text:p text:style-name="P14"><text:span text:style-name="T2">article</text:span></text:p>
              </text:list-item>
            </text:list>
          </table:table-cell>
          <table:table-cell table:style-name="Table8.A2" office:value-type="string">
            <text:p text:style-name="P4">Inline-level</text:p>
          </table:table-cell>
          <table:table-cell table:style-name="Table8.A2" office:value-type="string">
            <text:p text:style-name="P4">article {</text:p>
            <text:p text:style-name="P4"><text:tab/>margin:20px;</text:p>
            <text:p text:style-name="P4"><text:tab/>background-color: red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5726491" text:continue-numbering="true" text:style-name="WWNum8">
              <text:list-item>
                <text:p text:style-name="P14"><text:span text:style-name="T2">figcaption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>figcaption {</text:p>
            <text:p text:style-name="P4"><text:tab/>margin:20px;</text:p>
            <text:p text:style-name="P4"><text:tab/>background-color: white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5718253" text:continue-numbering="true" text:style-name="WWNum8">
              <text:list-item>
                <text:p text:style-name="P14"><text:span text:style-name="T2">label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PH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PH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5:54:31.68</dc:date>
    <meta:generator>OpenOffice/4.1.2$Win32 OpenOffice.org_project/412m3$Build-9782</meta:generator>
    <meta:document-statistic meta:table-count="8" meta:image-count="0" meta:object-count="0" meta:page-count="6" meta:paragraph-count="322" meta:word-count="717" meta:character-count="4987"/>
    <meta:user-defined meta:name="LinksUpToDate" meta:value-type="boolean">false</meta:user-defined>
    <meta:user-defined meta:name="ScaleCrop" meta:value-type="boolean">false</meta:user-defined>
  </office:meta>
</office:document-meta>
</file>